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9b0112" officeooo:paragraph-rsid="009b0112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9b93c2" officeooo:paragraph-rsid="009b93c2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99993f" style:font-weight-asian="bold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fo:font-weight="normal" officeooo:rsid="0087f033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loext:opacity="100%" fo:font-weight="bold" officeooo:rsid="0099993f" officeooo:paragraph-rsid="0099993f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99993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9d2c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buildroot.org/downloads/manual/manual.html" text:style-name="Internet_20_link" text:visited-style-name="Visited_20_Internet_20_Link"><text:span text:style-name="T1">https://buildroot.org/downloads/manual/manual.html</text:span></text:a></text:p>
      <text:p text:style-name="P5"><text:a xlink:type="simple" xlink:href="https://habr.com/ru/articles/448638/" text:style-name="Internet_20_link" text:visited-style-name="Visited_20_Internet_20_Link"><text:span text:style-name="T1">https://habr.com/ru/articles/448638/</text:span></text:a></text:p>
      <text:p text:style-name="P5"><text:a xlink:type="simple" xlink:href="https://github.com/7Ji/orangepi5-archlinuxarm/?tab=readme-ov-file#kernel-selection" text:style-name="Internet_20_link" text:visited-style-name="Visited_20_Internet_20_Link"><text:span text:style-name="T1">https://github.com/7Ji/orangepi5-archlinuxarm/?tab=readme-ov-file#kernel-selection</text:span></text:a></text:p>
      <text:p text:style-name="P5"/>
      <text:p text:style-name="P5"/>
      <text:p text:style-name="P1"/>
      <text:p text:style-name="P5"><text:a xlink:type="simple" xlink:href="https://github.com/smsxgli/buildroot-orangepi-5" text:style-name="Internet_20_link" text:visited-style-name="Visited_20_Internet_20_Link"><text:span text:style-name="T1"/></text:a></text:p>
      <text:p text:style-name="P5"><text:a xlink:type="simple" xlink:href="https://github.com/smsxgli/buildroot-orangepi-5" text:style-name="Internet_20_link" text:visited-style-name="Visited_20_Internet_20_Link"><text:span text:style-name="T1">https://github.com/smsxgli/buildroot-orangepi-5</text:span></text:a></text:p>
      <text:p text:style-name="P1"># this project uses submodule</text:p>
      <text:p text:style-name="P1">git clone --recurse-submodules https://github.com/smsxgli/buildroot-orangepi-5</text:p>
      <text:p text:style-name="P1">cd buildroot-orangepi-5/buildroot</text:p>
      <text:p text:style-name="P1">make BR2_EXTERNAL=../external orangepi_5_defconfig</text:p>
      <text:p text:style-name="P1">make all &amp;&amp; make uboot-rebuild &amp;&amp; make all</text:p>
      <text:p text:style-name="P7">After the initial make all, you must make uboot-rebuild and then make all to get a usable u-boot.itb, or you shall stuck in boot progress and struggle in fdt errors! (I guess it may because this fdt relies on kernel's dtb?)</text:p>
      <text:p text:style-name="P8">Успешно создан образ – нет X11</text:p>
      <text:p text:style-name="P3">make xconfig <text:s/>- <text:span text:style-name="T2">выбрать все нужное</text:span></text:p>
      <text:p text:style-name="P4">make all</text:p>
      <text:p text:style-name="P3"/>
      <text:p text:style-name="P3"/>
      <text:p text:style-name="P1"/>
      <text:p text:style-name="P1"><text:a xlink:type="simple" xlink:href="https://dev.to/uilianries/building-a-linux-distro-for-orangepi-with-buildroot-5549" text:style-name="Internet_20_link" text:visited-style-name="Visited_20_Internet_20_Link">https://dev.to/uilianries/building-a-linux-distro-for-orangepi-with-buildroot-5549</text:a></text:p>
      <text:p text:style-name="P2"/>
      <text:p text:style-name="P2"/>
      <text:p text:style-name="P6"><text:a xlink:type="simple" xlink:href="https://github.com/orangepi-xunlong/orangepi-build" text:style-name="Internet_20_link" text:visited-style-name="Visited_20_Internet_20_Link">https://github.com/orangepi-xunlong/orangepi-build</text:a></text:p>
      <text:p text:style-name="P6"><text:a xlink:type="simple" xlink:href="https://github.com/7Ji/orangepi5-archlinuxarm" text:style-name="Internet_20_link" text:visited-style-name="Visited_20_Internet_20_Link">https://github.com/7Ji/orangepi5-archlinuxarm</text:a></text:p>
      <text:p text:style-name="P6"><text:a xlink:type="simple" xlink:href="https://github.com/7Ji/orangepi5-rkloader" text:style-name="Internet_20_link" text:visited-style-name="Visited_20_Internet_20_Link">https://github.com/7Ji/orangepi5-rkloader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2-11T18:54:27.663121157</dc:date>
    <meta:editing-duration>P1DT4H8M14S</meta:editing-duration>
    <meta:editing-cycles>107</meta:editing-cycles>
    <meta:document-statistic meta:table-count="0" meta:image-count="0" meta:object-count="0" meta:page-count="1" meta:paragraph-count="17" meta:word-count="85" meta:character-count="960" meta:non-whitespace-character-count="891"/>
  </office:meta>
</office:document-meta>
</file>